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0648d" officeooo:paragraph-rsid="0010648d"/>
    </style:style>
    <style:style style:name="P2" style:family="paragraph" style:parent-style-name="Standard">
      <style:text-properties officeooo:rsid="0011c74a" officeooo:paragraph-rsid="0011c74a"/>
    </style:style>
    <style:style style:name="T1" style:family="text">
      <style:text-properties officeooo:rsid="0011c74a"/>
    </style:style>
    <style:style style:name="T2" style:family="text">
      <style:text-properties officeooo:rsid="0013372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1/C'est toutes les étapes par lesquelles le produit passe,de la production des matériaux,a la confection/assemblage,la distribution,son utilisation et sa fin de vie</text:p>
      <text:p text:style-name="P1"/>
      <text:p text:style-name="P1">2/1:La culture du coton+tissage</text:p>
      <text:p text:style-name="P1"><text:s text:c="4"/>2:Confection</text:p>
      <text:p text:style-name="P1"><text:s text:c="4"/>3:Distribution</text:p>
      <text:p text:style-name="P1"><text:s text:c="4"/>4:Son utilisation</text:p>
      <text:p text:style-name="P1"><text:s text:c="4"/>5:Fin de vie</text:p>
      <text:p text:style-name="P1"/>
      <text:p text:style-name="P1">3/Durant la phase de production:des pesticides et des traitements chimiques appliqué au coton</text:p>
      <text:p text:style-name="P1">et durant son utilisation:la lessive ou des produits d'entretien</text:p>
      <text:p text:style-name="P1"/>
      <text:p text:style-name="P1">4/6<text:span text:style-name="T1">3 millions</text:span></text:p>
      <text:p text:style-name="P1"/>
      <text:p text:style-name="P2">5/4 et 5:culture du coton</text:p>
      <text:p text:style-name="P2">9:Tissage/confection</text:p>
      <text:p text:style-name="P2"/>
      <text:p text:style-name="P2">6/Non parce que la culture du coton est a perte et les agriculteurs qui en cultive sont obligé d’emprunter d'énorme somme avec des fort taux d’intérêt ce qui les mené a la faillite</text:p>
      <text:p text:style-name="P2"/>
      <text:p text:style-name="P2">7/ Se sont des conditions de travail typique de pays en voie de développement,salaire bas et conditions de travail dur voir dangereux </text:p>
      <text:p text:style-name="P2"/>
      <text:p text:style-name="P2">8/1,5 a 5%</text:p>
      <text:p text:style-name="P2"/>
      <text:p text:style-name="P2">9/La marque et le magasin,c'est évidement injuste <text:s/>que une telle répartition de l'argent soit légal,malheureusement c'est la réalité</text:p>
      <text:p text:style-name="P2"/>
      <text:p text:style-name="P2">10/afin de donner une couleur délavée pour répondre a la mode</text:p>
      <text:p text:style-name="P2"/>
      <text:p text:style-name="P2">11/Beaucoup de produit chimique et l'exposition au silice qui provoque la silicose qui ne se soignent pas</text:p>
      <text:p text:style-name="P2"/>
      <text:p text:style-name="P2">12/Durant la phase de production,pesticides et traitement chimiques nuisent a l’environnement,pendant la phase de transport des cargos et des camions sont utilisé donc de l'essence,donc du pétrole en plus du rejet de C02 de ces moyens de transport,et pendant la phase d'utilisation la lessive et autre produit d'entretient</text:p>
      <text:p text:style-name="P2"/>
      <text:p text:style-name="P2">13/ 65000 km</text:p>
      <text:p text:style-name="P2"/>
      <text:p text:style-name="P2">14/<text:span text:style-name="T2">Faire ses achats chez un commerçant de proximité permet d'enlever la pollution lié au transport et au traitement du jean inévitable chez une grande distribu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2T22:31:04.791000000</meta:creation-date>
    <dc:date>2016-10-02T23:04:17.090000000</dc:date>
    <meta:editing-duration>PT2M40S</meta:editing-duration>
    <meta:editing-cycles>1</meta:editing-cycles>
    <meta:document-statistic meta:table-count="0" meta:image-count="0" meta:object-count="0" meta:page-count="1" meta:paragraph-count="20" meta:word-count="243" meta:character-count="1600" meta:non-whitespace-character-count="1359"/>
    <meta:generator>LibreOffice/5.0.2.2$Windows_x86 LibreOffice_project/37b43f919e4de5eeaca9b9755ed688758a8251fe</meta:generator>
  </office:meta>
</office:document-meta>
</file>